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d4d" officeooo:paragraph-rsid="000dbd4d"/>
    </style:style>
    <style:style style:name="P2" style:family="paragraph" style:parent-style-name="Standard">
      <style:text-properties officeooo:paragraph-rsid="000dbd4d"/>
    </style:style>
    <style:style style:name="P3" style:family="paragraph" style:parent-style-name="Standard">
      <style:text-properties fo:font-size="16pt" fo:font-weight="bold" officeooo:rsid="000dbd4d" officeooo:paragraph-rsid="000dbd4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1f1f" style:font-name="OpenSans" fo:font-size="22.5pt" fo:letter-spacing="normal" fo:font-style="normal" fo:font-weight="bold"/>
    </style:style>
    <style:style style:name="T1" style:family="text">
      <style:text-properties officeooo:rsid="000dbd4d"/>
    </style:style>
    <style:style style:name="T2" style:family="text">
      <style:text-properties fo:font-variant="normal" fo:text-transform="none" fo:color="#1f1f1f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1f1f1f" style:font-name="OpenSans" fo:font-size="10.5pt" fo:letter-spacing="normal" fo:font-style="normal" fo:font-weight="normal" officeooo:rsid="000db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pstone Project - The Battle of Neighborhoods</text:p>
      <text:p text:style-name="Standard"/>
      <text:p text:style-name="Standard"/>
      <text:p text:style-name="P3">Introduction:</text:p>
      <text:p text:style-name="P1"><text:tab/>The project will study the need of Amman/Jordan for restaurant.</text:p>
      <text:p text:style-name="P1"/>
      <text:p text:style-name="P3">Business problem:</text:p>
      <text:p text:style-name="P1"><text:s/><text:tab/>My target are young people who have interest for read books <text:s/>in comfortable area.</text:p>
      <text:p text:style-name="P2"><text:span text:style-name="T1"><text:tab/>So I will user <text:s/></text:span><text:span text:style-name="T2">Foursquare  </text:span><text:span text:style-name="T3">to check the location of culture activ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8:42:48.273861481</meta:creation-date>
    <dc:date>2019-09-10T08:51:45.029720817</dc:date>
    <meta:editing-duration>PT8M57S</meta:editing-duration>
    <meta:editing-cycles>1</meta:editing-cycles>
    <meta:document-statistic meta:table-count="0" meta:image-count="0" meta:object-count="0" meta:page-count="1" meta:paragraph-count="6" meta:word-count="46" meta:character-count="294" meta:non-whitespace-character-count="247"/>
    <meta:generator>LibreOffice/6.0.7.3$Linux_X86_64 LibreOffice_project/00m0$Build-3</meta:generator>
  </office:meta>
</office:document-meta>
</file>